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d869"/>
    </style:style>
    <style:style style:name="P2" style:family="paragraph" style:parent-style-name="Standard">
      <style:paragraph-properties fo:text-align="center" style:justify-single-word="false"/>
      <style:text-properties officeooo:paragraph-rsid="00114452"/>
    </style:style>
    <style:style style:name="P3" style:family="paragraph" style:parent-style-name="Standard">
      <style:paragraph-properties fo:text-align="center" style:justify-single-word="false"/>
      <style:text-properties officeooo:paragraph-rsid="0013af8e"/>
    </style:style>
    <style:style style:name="P4" style:family="paragraph" style:parent-style-name="Standard">
      <style:paragraph-properties fo:text-align="center" style:justify-single-word="false"/>
      <style:text-properties fo:font-size="14pt" fo:font-weight="bold" officeooo:paragraph-rsid="002afc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officeooo:rsid="000dd869" officeooo:paragraph-rsid="000dd869" style:font-size-asian="16pt" style:font-size-complex="16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d869" officeooo:paragraph-rsid="000dd869" style:font-size-asian="16pt" style:font-weight-asian="bold" style:font-size-complex="16pt" style:font-weight-complex="bold"/>
    </style:style>
    <style:style style:name="P7" style:family="paragraph" style:parent-style-name="Standard">
      <style:paragraph-properties fo:text-align="start" style:justify-single-word="false"/>
      <style:text-properties officeooo:paragraph-rsid="00169342"/>
    </style:style>
    <style:style style:name="P8" style:family="paragraph" style:parent-style-name="Standard">
      <style:paragraph-properties fo:text-align="justify" style:justify-single-word="false"/>
      <style:text-properties officeooo:paragraph-rsid="000e982e"/>
    </style:style>
    <style:style style:name="P9" style:family="paragraph" style:parent-style-name="Standard">
      <style:paragraph-properties fo:text-align="justify" style:justify-single-word="false"/>
      <style:text-properties officeooo:paragraph-rsid="001f35a8"/>
    </style:style>
    <style:style style:name="P10" style:family="paragraph" style:parent-style-name="Standard">
      <style:text-properties officeooo:paragraph-rsid="000e982e"/>
    </style:style>
    <style:style style:name="P11" style:family="paragraph" style:parent-style-name="Standard">
      <style:paragraph-properties fo:text-align="center" style:justify-single-word="false"/>
      <style:text-properties officeooo:rsid="0012963b" officeooo:paragraph-rsid="0012963b"/>
    </style:style>
    <style:style style:name="P12" style:family="paragraph" style:parent-style-name="Standard">
      <style:text-properties officeooo:paragraph-rsid="00169342"/>
    </style:style>
    <style:style style:name="P13" style:family="paragraph" style:parent-style-name="Standard">
      <style:paragraph-properties fo:text-align="center" style:justify-single-word="false"/>
      <style:text-properties fo:font-weight="bold" officeooo:rsid="000dd869" officeooo:paragraph-rsid="000dd869" style:font-weight-asian="bold" style:font-weight-complex="bold"/>
    </style:style>
    <style:style style:name="P14" style:family="paragraph" style:parent-style-name="Standard">
      <style:paragraph-properties fo:text-align="center" style:justify-single-word="false"/>
      <style:text-properties fo:font-weight="bold" officeooo:rsid="000dd869" officeooo:paragraph-rsid="0013af8e" style:font-weight-asian="bold" style:font-weight-complex="bold"/>
    </style:style>
    <style:style style:name="P15" style:family="paragraph" style:parent-style-name="Standard">
      <style:text-properties officeooo:paragraph-rsid="00253e2b"/>
    </style:style>
    <style:style style:name="P16" style:family="paragraph" style:parent-style-name="Standard">
      <style:text-properties officeooo:paragraph-rsid="002afc00"/>
    </style:style>
    <style:style style:name="P17" style:family="paragraph" style:parent-style-name="Plain_20_Text">
      <style:text-properties style:font-name="Century Schoolbook" fo:font-size="12pt" officeooo:paragraph-rsid="00253e2b" style:font-size-asian="12pt" style:font-name-complex="Century Schoolbook"/>
    </style:style>
    <style:style style:name="P18" style:family="paragraph" style:parent-style-name="Plain_20_Text">
      <style:text-properties style:font-name="Century Schoolbook" fo:font-size="12pt" fo:font-weight="bold" officeooo:paragraph-rsid="00253e2b" style:font-size-asian="12pt" style:font-weight-asian="bold" style:font-name-complex="Century Schoolbook" style:font-weight-complex="bold"/>
    </style:style>
    <style:style style:name="P19" style:family="paragraph" style:parent-style-name="Standard">
      <style:paragraph-properties fo:text-align="center" style:justify-single-word="false"/>
      <style:text-properties fo:font-size="14pt" fo:font-weight="bold" officeooo:rsid="00169342" officeooo:paragraph-rsid="00169342"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paragraph-rsid="002afc0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33f8bf" officeooo:paragraph-rsid="0033f8bf" style:font-size-asian="12.25pt" style:font-weight-asian="bold" style:font-size-complex="14pt" style:font-weight-complex="bold"/>
    </style:style>
    <style:style style:name="P22" style:family="paragraph" style:parent-style-name="Standard">
      <style:text-properties officeooo:rsid="002ce2e9" officeooo:paragraph-rsid="002ce2e9"/>
    </style:style>
    <style:style style:name="P23" style:family="paragraph" style:parent-style-name="Standard">
      <style:paragraph-properties fo:text-align="center" style:justify-single-word="false"/>
      <style:text-properties officeooo:paragraph-rsid="00253e2b"/>
    </style:style>
    <style:style style:name="P24" style:family="paragraph" style:parent-style-name="Standard">
      <style:text-properties officeooo:paragraph-rsid="002afc00"/>
    </style:style>
    <style:style style:name="P25" style:family="paragraph" style:parent-style-name="Standard">
      <style:paragraph-properties fo:text-align="start" style:justify-single-word="false"/>
      <style:text-properties fo:font-size="12pt" fo:font-weight="normal" officeooo:rsid="0033f8bf" officeooo:paragraph-rsid="0033f8b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33f8bf" officeooo:paragraph-rsid="0033f8b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34ce3a" officeooo:paragraph-rsid="0034ce3a" style:font-size-asian="10.5pt" style:font-weight-asian="normal" style:font-size-complex="12pt" style:font-weight-complex="normal"/>
    </style:style>
    <style:style style:name="P28" style:family="paragraph" style:parent-style-name="Standard" style:list-style-name="L2">
      <style:paragraph-properties fo:text-align="justify" style:justify-single-word="false"/>
      <style:text-properties fo:font-size="12pt" fo:font-weight="normal" officeooo:rsid="0034ce3a" officeooo:paragraph-rsid="0034ce3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3bd6d4" officeooo:paragraph-rsid="003bd6d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bold" officeooo:rsid="0034ce3a" officeooo:paragraph-rsid="0034ce3a" style:font-size-asian="10.5pt" style:font-weight-asian="bold" style:font-size-complex="12pt" style:font-weight-complex="bold"/>
    </style:style>
    <style:style style:name="P31" style:family="paragraph" style:parent-style-name="Plain_20_Text" style:list-style-name="L1">
      <style:text-properties officeooo:paragraph-rsid="00253e2b"/>
    </style:style>
    <style:style style:name="P32" style:family="paragraph" style:parent-style-name="Plain_20_Text" style:list-style-name="L1">
      <style:text-properties style:font-name="Century Schoolbook" fo:font-size="12pt" officeooo:paragraph-rsid="00253e2b" style:font-size-asian="12pt" style:font-name-complex="Century Schoolbook"/>
    </style:style>
    <style:style style:name="P33" style:family="paragraph" style:parent-style-name="Plain_20_Text">
      <style:text-properties fo:font-size="14pt" fo:font-weight="bold" officeooo:paragraph-rsid="00253e2b" style:font-size-asian="14pt" style:font-weight-asian="bold" style:font-size-complex="14pt" style:font-weight-complex="bold"/>
    </style:style>
    <style:style style:name="T1" style:family="text">
      <style:text-properties officeooo:rsid="000dd869"/>
    </style:style>
    <style:style style:name="T2" style:family="text">
      <style:text-properties style:font-name-asian="Century Schoolbook"/>
    </style:style>
    <style:style style:name="T3" style:family="text">
      <style:text-properties officeooo:rsid="000dd869" style:font-name-asian="Century Schoolbook"/>
    </style:style>
    <style:style style:name="T4" style:family="text">
      <style:text-properties officeooo:rsid="00114452" style:font-name-asian="Century Schoolbook"/>
    </style:style>
    <style:style style:name="T5" style:family="text">
      <style:text-properties officeooo:rsid="000e982e"/>
    </style:style>
    <style:style style:name="T6" style:family="text">
      <style:text-properties officeooo:rsid="00114452"/>
    </style:style>
    <style:style style:name="T7" style:family="text">
      <style:text-properties fo:font-weight="bold" style:font-weight-asian="bold" style:font-weight-complex="bold"/>
    </style:style>
    <style:style style:name="T8" style:family="text">
      <style:text-properties fo:font-weight="bold" officeooo:rsid="00204a81" style:font-weight-asian="bold" style:font-weight-complex="bold"/>
    </style:style>
    <style:style style:name="T9" style:family="text">
      <style:text-properties fo:font-weight="bold" officeooo:rsid="000dd869" style:font-name-asian="Century Schoolbook"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Century Schoolbook" fo:font-size="12pt" style:font-size-asian="12pt" style:font-name-complex="Century Schoolbook"/>
    </style:style>
    <style:style style:name="T12" style:family="text">
      <style:text-properties style:font-name="Century Schoolbook" fo:font-size="12pt" officeooo:rsid="002afc00" style:font-size-asian="12pt" style:font-name-complex="Century Schoolbook"/>
    </style:style>
    <style:style style:name="T13" style:family="text">
      <style:text-properties style:font-name="Century Schoolbook" fo:font-size="12pt" fo:font-style="italic" fo:font-weight="bold" style:font-size-asian="12pt" style:font-style-asian="italic" style:font-weight-asian="bold" style:font-name-complex="Century Schoolbook" style:font-weight-complex="bold"/>
    </style:style>
    <style:style style:name="T14" style:family="text">
      <style:text-properties style:font-name="Century Schoolbook" style:font-name-complex="Century Schoolbook"/>
    </style:style>
    <style:style style:name="T15" style:family="text">
      <style:text-properties style:font-name="Century Schoolbook" officeooo:rsid="0034ce3a" style:font-name-complex="Century Schoolbook"/>
    </style:style>
    <style:style style:name="T16" style:family="text">
      <style:text-properties style:font-name="Century Schoolbook" officeooo:rsid="0037d81e" style:font-name-complex="Century Schoolbook"/>
    </style:style>
    <style:style style:name="T17" style:family="text">
      <style:text-properties style:font-name="Century Schoolbook" officeooo:rsid="00390f5d" style:font-name-complex="Century Schoolbook"/>
    </style:style>
    <style:style style:name="T18" style:family="text">
      <style:text-properties style:font-name="Century Schoolbook" officeooo:rsid="003cdb5c" style:font-name-complex="Century Schoolbook"/>
    </style:style>
    <style:style style:name="T19" style:family="text">
      <style:text-properties style:font-name="Century Schoolbook" officeooo:rsid="003d07ed" style:font-name-complex="Century Schoolbook"/>
    </style:style>
    <style:style style:name="T20" style:family="text">
      <style:text-properties style:font-name="Century Schoolbook" fo:font-weight="bold" style:font-weight-asian="bold" style:font-name-complex="Century Schoolbook" style:font-weight-complex="bold"/>
    </style:style>
    <style:style style:name="T21" style:family="text">
      <style:text-properties style:font-name="Century Schoolbook" fo:font-weight="bold" officeooo:rsid="003d07ed" style:font-weight-asian="bold" style:font-name-complex="Century Schoolbook" style:font-weight-complex="bold"/>
    </style:style>
    <style:style style:name="T22" style:family="text">
      <style:text-properties officeooo:rsid="00253e2b"/>
    </style:style>
    <style:style style:name="T23" style:family="text">
      <style:text-properties officeooo:rsid="0025cb38"/>
    </style:style>
    <style:style style:name="T24" style:family="text">
      <style:text-properties officeooo:rsid="0027adb5"/>
    </style:style>
    <style:style style:name="T25" style:family="text">
      <style:text-properties officeooo:rsid="00298b4e"/>
    </style:style>
    <style:style style:name="T26" style:family="text">
      <style:text-properties officeooo:rsid="002d579d"/>
    </style:style>
    <text:list-style style:name="L1">
      <text:list-level-style-bullet text:level="1"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Project Ditto</text:p>
      <text:p text:style-name="P1"/>
      <text:p text:style-name="P1"/>
      <text:p text:style-name="P1"/>
      <text:p text:style-name="P1"/>
      <text:p text:style-name="P1"/>
      <text:p text:style-name="P1"/>
      <text:p text:style-name="P1">by</text:p>
      <text:p text:style-name="P1"/>
      <text:p text:style-name="P1"><text:span text:style-name="T2">“</text:span><text:span text:style-name="T9">Anurag Kumar</text:span>”</text:p>
      <text:p text:style-name="P11">Roll No. <text:span text:style-name="T7">1326453</text:span></text:p>
      <text:p text:style-name="P1"/>
      <text:p text:style-name="P2"><text:span text:style-name="T2">“</text:span><text:span text:style-name="T4">August</text:span> <text:span text:style-name="T6">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text:span text:style-name="T24">6 weeks training</text:span> project submitted in partial <text:span text:style-name="T1">fulfilment</text:span> of the requirements</text:p>
      <text:p text:style-name="P1">for the degree of Bachelor of Science in Computer Sci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Computer Science Department</text:p>
      <text:p text:style-name="P13">Swami Vivekanand Institute of Engineering &amp; Technology</text:p>
      <text:p text:style-name="P1"/>
      <text:p text:style-name="P1"><text:span text:style-name="T2">“</text:span><text:span text:style-name="T3">2015</text:span>”</text:p>
      <text:p text:style-name="P8"><text:soft-page-break/></text:p>
      <text:p text:style-name="P8"/>
      <text:p text:style-name="P9"><text:tab/></text:p>
      <text:p text:style-name="P9"/>
      <text:p text:style-name="P9"><text:tab/>We hereby certify that this <text:span text:style-name="T25">6 weeks training</text:span> project, submitted by “<text:span text:style-name="T5">Anurag Kumar</text:span>,” conforms to acceptable standards and is fully adequate in scope and quality for the degree of Bachelor of Science in Computer Science.</text:p>
      <text:p text:style-name="P8"/>
      <text:p text:style-name="P10"/>
      <text:p text:style-name="P10"/>
      <text:p text:style-name="P10"/>
      <text:p text:style-name="P10"/>
      <text:p text:style-name="P10"/>
      <text:p text:style-name="P10"/>
      <text:p text:style-name="P10"/>
      <text:p text:style-name="P10">_______________________________________________<text:tab/><text:tab/>________________</text:p>
      <text:p text:style-name="P10"><text:span text:style-name="T8">Ms. Lalita Bhotani</text:span><text:tab/><text:tab/><text:tab/><text:tab/><text:tab/><text:tab/><text:tab/><text:span text:style-name="T7">Date</text:span></text:p>
      <text:p text:style-name="P8"><text:span text:style-name="T5">Head Of Department (HOD)</text:span> of Computer Science</text:p>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Computer Science Department</text:p>
      <text:p text:style-name="P14">Swami Vivekanand Institute of Engineering &amp; Technology</text:p>
      <text:p text:style-name="P3"/>
      <text:p text:style-name="P3"><text:span text:style-name="T2">“</text:span><text:span text:style-name="T3">2015</text:span>”</text:p>
      <text:p text:style-name="P19"><text:soft-page-break/></text:p>
      <text:p text:style-name="P19">Acknowledgements</text:p>
      <text:p text:style-name="P12"/>
      <text:p text:style-name="P12">I always thank my God as I remember you in my prayers, Philemon 1:4</text:p>
      <text:p text:style-name="P12"/>
      <text:p text:style-name="P22">I would like to acknowledge the assistance of Mr. Gaurav Kwatra, who was my tutor and mentor during my 6 weeks training program on Java Web based Application Development at the company, Kyrion Networking Solutions Pvt. Ltd., as he helped me to understand the programming languages and frameworks that I implement<text:span text:style-name="T26">ed in</text:span> this proje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text:span text:style-name="T10"/></text:p>
      <text:p text:style-name="P23"><text:soft-page-break/><text:span text:style-name="T10"/></text:p>
      <text:p text:style-name="P23"><text:span text:style-name="T10">Course Objections</text:span></text:p>
      <text:p text:style-name="P15"/>
      <text:p text:style-name="P15"/>
      <text:p text:style-name="P18">At the conclusion of <text:span text:style-name="T22">Project Ditto</text:span>, I will:</text:p>
      <text:p text:style-name="P17"/>
      <text:list xml:id="list5981231144740062730" text:style-name="L1">
        <text:list-header>
          <text:p text:style-name="P32"/>
        </text:list-header>
        <text:list-item>
          <text:p text:style-name="P32">showcase my knowledge and command of computer science principles by completing an acceptable project.</text:p>
          <text:p text:style-name="P32"/>
        </text:list-item>
        <text:list-item>
          <text:p text:style-name="P31"><text:span text:style-name="T11">appreciate the </text:span><text:span text:style-name="T13">grand ideas</text:span><text:span text:style-name="T11"> of computer science by understanding fundamental computer science concepts.</text:span></text:p>
          <text:p text:style-name="P32"/>
        </text:list-item>
        <text:list-item>
          <text:p text:style-name="P32">enhance programming skills though actual program synthesis.</text:p>
          <text:p text:style-name="P32"/>
        </text:list-item>
        <text:list-item>
          <text:p text:style-name="P32">enhance technical communication skills by doing written <text:span text:style-name="T23">documentation of my project</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
      <text:p text:style-name="P4"/>
      <text:p text:style-name="P4"><text:soft-page-break/></text:p>
      <text:p text:style-name="P4"/>
      <text:p text:style-name="P4">Index</text:p>
      <text:p text:style-name="P16"/>
      <text:p text:style-name="P16"/>
      <text:p text:style-name="P16"/>
      <text:p text:style-name="P16">Process Documentation</text:p>
      <text:p text:style-name="P16"/>
      <text:p text:style-name="P16">Project Proposal <text:s/>. . . . . . . . . . . . . . . . . . . . . . . . . . . . . . . . . . . . . . . . . . . . . . . . . 1</text:p>
      <text:p text:style-name="P16"/>
      <text:p text:style-name="P16">Requirements Document . . . . . . . . . . . . . . . . . . . . . . . . . . . . . . . . . . . . . . . . . . <text:s/>X</text:p>
      <text:p text:style-name="P16"/>
      <text:p text:style-name="P16">Specifications Document . . . . . . . . . . . . . . . . . . . . . . . . . . . . . . . . . . . . . . . . . . <text:s/>X</text:p>
      <text:p text:style-name="P16"/>
      <text:p text:style-name="P16">Design Document . . . . . . . . . . . . . . . . . . . . . . . . . . . . . . . . . . . . . . . . . . . . . . . . X</text:p>
      <text:p text:style-name="P16"/>
      <text:p text:style-name="P16">User Manual <text:s/>. . . . . . . . . . . . . . . . . . . . . . . . . . . . . . . . . . . . . . . . . . . . . . . . . . . . X</text:p>
      <text:p text:style-name="P16"/>
      <text:p text:style-name="P16">Code Listing <text:s/>. . . . . . . . . . . . . . . . . . . . . . . . . . . . . . . . . . . . . . . . . . . . . . . . . . . . X</text:p>
      <text:p text:style-name="P16"/>
      <text:p text:style-name="P16"><text:span text:style-name="T12">Github Link</text:span><text:span text:style-name="T11"> containing Project and Code</text:span></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oft-page-break/><text:span text:style-name="T11"/></text:p>
      <text:p text:style-name="P21"><text:span text:style-name="T14">Project Proposal</text:span></text:p>
      <text:p text:style-name="P25"><text:span text:style-name="T14"/></text:p>
      <text:p text:style-name="P25"><text:span text:style-name="T14"/></text:p>
      <text:p text:style-name="P26"><text:span text:style-name="T14"><text:tab/>This project is a light hearted </text:span><text:span text:style-name="T20">socialisation</text:span><text:span text:style-name="T14"> project named “</text:span><text:span text:style-name="T20">Project Ditto</text:span><text:span text:style-name="T14">”. The word Ditto is used in this project as the main concern that arises in this web based application is to share any random art of humour or “</text:span><text:span text:style-name="T20">Silly Deed</text:span><text:span text:style-name="T14">” performed by one of the users, which of course will be visible to every user on the page itself, and if any other user has also done that deed or took it as a challenge and perform that deed after reading can increment the ditto or “</text:span><text:span text:style-name="T20">Me Too</text:span><text:span text:style-name="T14">” count of the deed itself.</text:span></text:p>
      <text:p text:style-name="P26"><text:span text:style-name="T14"/></text:p>
      <text:p text:style-name="P26"><text:span text:style-name="T14"><text:tab/>Users could also use the idea of </text:span><text:span text:style-name="T20">challenging other users</text:span><text:span text:style-name="T14"> to perform the task as a</text:span><text:span text:style-name="T15">n</text:span><text:span text:style-name="T14"> act of soci</text:span><text:span text:style-name="T15">al</text:span><text:span text:style-name="T14"> service, they can put a selfless deed on the list of tasks and then whosoever performs the deed can acknowledge the greatness of deed and of course </text:span><text:span text:style-name="T20">increment the ditto count at a vary fast rate</text:span><text:span text:style-name="T14">. </text:span><text:span text:style-name="T18">Or users could just use this application to add random acts of humour that they would like others to perform.</text:span></text:p>
      <text:p text:style-name="P26"><text:span text:style-name="T14"/></text:p>
      <text:p text:style-name="P26"><text:span text:style-name="T14"><text:tab/>The </text:span><text:span text:style-name="T20">User Interface </text:span><text:span text:style-name="T21">or UI</text:span><text:span text:style-name="T14"> of this project is very lite as no pre-rendered style sets are used in this project. Also improving the relationship between a user and the application itself. </text:span><text:span text:style-name="T15">So that it can be easily used at a very heavy amount of frequent user interactions without any technical glitch. </text:span><text:span text:style-name="T19">I have tried to reduce the amount of button clicks used to interact with the application for the sake of creating memorable </text:span><text:span text:style-name="T21">User Experience or UX</text:span><text:span text:style-name="T19"> for the account holders on the web page.</text:span></text:p>
      <text:p text:style-name="P29"><text:span text:style-name="T15"/></text:p>
      <text:p text:style-name="P30"><text:span text:style-name="T14"/></text:p>
      <text:p text:style-name="P30"><text:span text:style-name="T14"><text:tab/>The below standard operations are available for any user to interact with the application:</text:span></text:p>
      <text:p text:style-name="P27"><text:span text:style-name="T14"/></text:p>
      <text:list xml:id="list3264278252935112742" text:style-name="L2">
        <text:list-item>
          <text:p text:style-name="P28"><text:span text:style-name="T14">Signing up (highly recommended).</text:span></text:p>
          <text:p text:style-name="P28"><text:span text:style-name="T14"/></text:p>
        </text:list-item>
        <text:list-item>
          <text:p text:style-name="P28"><text:span text:style-name="T14">Logging in.</text:span></text:p>
          <text:p text:style-name="P28"><text:span text:style-name="T14"/></text:p>
        </text:list-item>
        <text:list-item>
          <text:p text:style-name="P28"><text:span text:style-name="T14">Publishing a Post or a Silly Deed.</text:span></text:p>
          <text:p text:style-name="P28"><text:span text:style-name="T14"/></text:p>
        </text:list-item>
        <text:list-item>
          <text:p text:style-name="P28"><text:span text:style-name="T14">Edit any Post created by </text:span><text:span text:style-name="T16">it's</text:span><text:span text:style-name="T14"> respective user only.</text:span></text:p>
          <text:p text:style-name="P28"><text:span text:style-name="T14"/></text:p>
        </text:list-item>
        <text:list-item>
          <text:p text:style-name="P28"><text:span text:style-name="T14">Pushing the “Ditto Me” button for any deed to acknowledge that user has performed that deed himself / herself.</text:span></text:p>
          <text:p text:style-name="P28"><text:span text:style-name="T14"/></text:p>
        </text:list-item>
        <text:list-item>
          <text:p text:style-name="P28"><text:span text:style-name="T14">Viewing the list of all the deeds uploaded on the web application ordered according to the publishing date </text:span><text:span text:style-name="T17">(feature provided on all viewing pages)</text:span><text:span text:style-name="T14">.</text:span></text:p>
          <text:p text:style-name="P28"><text:span text:style-name="T14"/></text:p>
        </text:list-item>
        <text:list-item>
          <text:p text:style-name="P28"><text:span text:style-name="T14">Deleting any published deed by it</text:span><text:span text:style-name="T16">'s</text:span><text:span text:style-name="T14"> respective user only.</text:span></text:p>
          <text:p text:style-name="P28"><text:span text:style-name="T14"/></text:p>
        </text:list-item>
        <text:list-item>
          <text:p text:style-name="P28"><text:span text:style-name="T14">Logging out of the application (not recommend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Arial Black" fo:font-family="'Arial Black'" style:font-family-generic="swiss" style:font-pitch="variable"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22:26:03.080000000</meta:creation-date>
    <dc:date>2015-08-26T00:12:50.720000000</dc:date>
    <meta:editing-duration>PT1H9M49S</meta:editing-duration>
    <meta:editing-cycles>46</meta:editing-cycles>
    <meta:generator>LibreOffice/5.0.0.5$Windows_x86 LibreOffice_project/1b1a90865e348b492231e1c451437d7a15bb262b</meta:generator>
    <meta:document-statistic meta:table-count="0" meta:image-count="0" meta:object-count="0" meta:page-count="6" meta:paragraph-count="60" meta:word-count="915" meta:character-count="4309" meta:non-whitespace-character-count="3447"/>
  </office:meta>
</office:document-meta>
</file>